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MT" svg:font-family="SymbolMT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1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1" fo:font-size="10.5pt" style:font-name-asian="Times New Roman1" style:font-size-asian="10.5pt" style:font-name-complex="Times New Roman1" style:font-size-complex="10.5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1" fo:font-size="26pt" fo:font-weight="bold" style:font-name-asian="Times New Roman1" style:font-size-asian="26pt" style:font-weight-asian="bold" style:font-name-complex="Times New Roman1" style:font-size-complex="26pt" style:font-weight-complex="bold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1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1" fo:font-size="24pt" fo:font-weight="bold" style:font-name-asian="Times New Roman1" style:font-size-asian="24pt" style:font-weight-asian="bold" style:font-name-complex="Times New Roman1" style:font-size-complex="24pt" style:font-weight-complex="bold"/>
    </style:style>
    <style:style style:name="P8" style:family="paragraph" style:parent-style-name="Standard" style:list-style-name="">
      <style:paragraph-properties fo:text-align="start" style:justify-single-word="false" style:text-autospace="none"/>
      <style:text-properties fo:color="#000000" style:font-name="SymbolMT" fo:font-size="12pt" style:font-name-asian="SymbolMT" style:font-size-asian="12pt" style:font-name-complex="SymbolMT" style:font-size-complex="12pt"/>
    </style:style>
    <style:style style:name="P9" style:family="paragraph" style:parent-style-name="Standard" style:list-style-name="">
      <style:paragraph-properties fo:text-align="start" style:justify-single-word="false" style:text-autospace="none"/>
      <style:text-properties fo:color="#000000" style:font-name="Arial1" fo:font-size="10pt" style:font-name-asian="Arial1" style:font-size-asian="10pt" style:font-name-complex="Arial1" style:font-size-complex="10pt"/>
    </style:style>
    <style:style style:name="P10" style:family="paragraph" style:parent-style-name="Standard" style:list-style-name="">
      <style:paragraph-properties fo:text-align="start" style:justify-single-word="false" style:text-autospace="none"/>
      <style:text-properties fo:color="#ff0000" style:font-name="Times New Roman1" fo:font-size="16pt" style:font-name-asian="Times New Roman1" style:font-size-asian="16pt" style:font-name-complex="Times New Roman1" style:font-size-complex="16pt"/>
    </style:style>
    <style:style style:name="P11" style:family="paragraph" style:parent-style-name="Standard" style:list-style-name="">
      <style:paragraph-properties fo:text-align="start" style:justify-single-word="false" style:text-autospace="none"/>
      <style:text-properties fo:color="#0000ff"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 style:list-style-name="">
      <style:paragraph-properties style:text-autospace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6.5pt" fo:font-style="italic" style:font-size-asian="6.5pt" style:font-style-asian="italic" style:font-size-complex="6.5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style:font-name="SymbolMT" fo:font-size="12pt" style:font-name-asian="SymbolMT" style:font-size-asian="12pt" style:font-name-complex="SymbolMT" style:font-size-complex="12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1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1">STATISTIQUES</text:span></text:p>
      <text:p text:style-name="P10"><text:span text:style-name="T11"/></text:p>
      <text:p text:style-name="P11">1) Présentation de deux exemples</text:p>
      <text:p text:style-name="P11"/>
      <text:p text:style-name="P2">Exemple1</text:p>
      <text:p text:style-name="P2"/>
      <text:p text:style-name="P3">Une série de notes d'un contrôle :</text:p>
      <text:p text:style-name="P3">8 – 9 – 14 – 8 – 12 – 9 – 7 – 12 – 9 – 13 – 9 – 11 – 12 – 7 – 9 – 8 – 11 – 8 – 8 – 15 – 10 – 14 – 8 – 13 – 7.</text:p>
      <text:p text:style-name="P3"/>
      <text:p text:style-name="P2">Exemple 2</text:p>
      <text:p text:style-name="P2"/>
      <text:p text:style-name="P3">A la sortie d'une agglomération, on a relevé la répartition par tranches horaires de 6400 véhicules quittant la ville entre 16 h et 22 h :</text:p>
      <text:p text:style-name="P3"/>
      <text:p text:style-name="P3">tranche horaire (en heures)</text:p>
      <text:p text:style-name="P3">[ 16 ; 17 [ [ 17 ; 18 [ [ 18 ; 19 [ [ 19 ; 20 [ [ 20 ; 21 [ [ 21 ; 22 [</text:p>
      <text:p text:style-name="P3">nombre de véhicules </text:p>
      <text:p text:style-name="P3">1100 2000 1600 900 450 350</text:p>
      <text:p text:style-name="P3"/>
      <text:p text:style-name="P11">2) Effectifs, effectifs cumulés, fréquences, fréquences cumulées</text:p>
      <text:p text:style-name="P11"/>
      <text:p text:style-name="P3">La fréquence est le quotient de l'effectif par l'effectif total. La fréquence cumulée est le quotient de</text:p>
      <text:p text:style-name="P3">l'effectif cumulé par l'effectif total.</text:p>
      <text:p text:style-name="P3"/>
      <text:p text:style-name="P2">Exemple 1</text:p>
      <text:p text:style-name="P2"/>
      <text:p text:style-name="P3">Effectif total : …</text:p>
      <text:p text:style-name="P3"/>
      <text:p text:style-name="P3">Notes 7 8 9 10 11 12 13 14 15</text:p>
      <text:p text:style-name="P3">Effectifs 3 6</text:p>
      <text:p text:style-name="P3">Effectifs cumulés 3 9</text:p>
      <text:p text:style-name="P3">Fréquences 0,12 0,24</text:p>
      <text:p text:style-name="P3">Fréquences cumulées 0,12 0,36</text:p>
      <text:p text:style-name="P3">nombre d'élèves</text:p>
      <text:p text:style-name="P3">ayant 7</text:p>
      <text:p text:style-name="P3">nombre</text:p>
      <text:p text:style-name="P3">d'élèves ayant 8</text:p>
      <text:p text:style-name="P3">ou moins</text:p>
      <text:p text:style-name="P3">6 : 25 9 : 25</text:p>
      <text:p text:style-name="P1"><text:span text:style-name="T1"/></text:p>
      <text:p text:style-name="P1"><text:span text:style-name="T1"/></text:p>
      <text:p text:style-name="P2">Exemple 2</text:p>
      <text:p text:style-name="P2"/>
      <text:p text:style-name="P3">Effectif total :……</text:p>
      <text:p text:style-name="P3">tranche</text:p>
      <text:p text:style-name="P3">horaire</text:p>
      <text:p text:style-name="P3">(en heures)</text:p>
      <text:p text:style-name="P3">[ 16 ; 17 [ [ 17 ; 18 [ [ 18 ; 19 [ [ 19 ; 20 [ [ 20 ; 21 [ [ 21 ; 22 [</text:p>
      <text:p text:style-name="P3">nombre de</text:p>
      <text:p text:style-name="P3">véhicules</text:p>
      <text:p text:style-name="P3"><text:soft-page-break/>(effectifs)</text:p>
      <text:p text:style-name="P3">1100 2000 1600 900 450 350</text:p>
      <text:p text:style-name="P3">effectifs</text:p>
      <text:p text:style-name="P3">cumulés</text:p>
      <text:p text:style-name="P3">fréquences</text:p>
      <text:p text:style-name="P3">fréquences</text:p>
      <text:p text:style-name="P3">cumulées</text:p>
      <text:p text:style-name="P3"/>
      <text:p text:style-name="P11">3) Moyenne, médiane, quartiles et étendue</text:p>
      <text:p text:style-name="P11"/>
      <text:p text:style-name="P3">La moyenne d'une série statistique est le quotient de la somme de tous les nombres de cette série par</text:p>
      <text:p text:style-name="P3">l'effectif total.</text:p>
      <text:p text:style-name="P3"/>
      <text:p text:style-name="P2">Exemple1</text:p>
      <text:p text:style-name="P2"/>
      <text:p text:style-name="P3">On peut additionner toutes les notes et diviser le résultat par 25. Ayant le tableau des effectifs, on peut</text:p>
      <text:p text:style-name="P3">aller plus vite :</text:p>
      <text:p text:style-name="P3">7 3 8 6 9 5 10 1 11 2 12 3 13 2 14 2 15 1 10,04</text:p>
      <text:p text:style-name="P3">25</text:p>
      <text:p text:style-name="P8">                </text:p>
      <text:p text:style-name="P8"></text:p>
      <text:p text:style-name="P3">La moyenne du contrôle est de 10,04.</text:p>
      <text:p text:style-name="P3"/>
      <text:p text:style-name="P2">Exemple 2</text:p>
      <text:p text:style-name="P2"/>
      <text:p text:style-name="P3">Dans ce cas, on calcule d'abord le centre des classes :</text:p>
      <text:p text:style-name="P3">tranche</text:p>
      <text:p text:style-name="P3">horaire</text:p>
      <text:p text:style-name="P3">(en heures)</text:p>
      <text:p text:style-name="P3">[ 16 ; 17 [ [ 17 ; 18 [ [ 18 ; 19 [ [ 19 ; 20 [ [ 20 ; 21 [ [ 21 ; 22 [</text:p>
      <text:p text:style-name="P3">centre des</text:p>
      <text:p text:style-name="P3">classes 16,5 17,5 18,5 19,5 20,5 21,5</text:p>
      <text:p text:style-name="P3">nombre de</text:p>
      <text:p text:style-name="P3">véhicules 1100 2000 1600 900 450 350</text:p>
      <text:p text:style-name="P3">16,5 1100 17,5 2000 18,5 1600 19,5 900 20,5 450 21,5 350 18,3</text:p>
      <text:p text:style-name="P3">6400</text:p>
      <text:p text:style-name="P8">          </text:p>
      <text:p text:style-name="P8"></text:p>
      <text:p text:style-name="P3">Lorsque les valeurs sont rangées par ordre croissant ou décroissant, la médiane d'une série statistique est</text:p>
      <text:p text:style-name="P1"><text:span text:style-name="T3">un nombre </text:span><text:span text:style-name="T4">M </text:span><text:span text:style-name="T3">tel qu'au moins 50 % des valeurs de la série soient inférieures à </text:span><text:span text:style-name="T4">M </text:span><text:span text:style-name="T3">et au moins 50 % des</text:span></text:p>
      <text:p text:style-name="P1"><text:span text:style-name="T3">valeurs de la série soient supérieures à </text:span><text:span text:style-name="T4">M</text:span><text:span text:style-name="T3">. Le premier quartile </text:span><text:span text:style-name="T6">1 </text:span><text:span text:style-name="T4">Q </text:span><text:span text:style-name="T3">est la plus petite valeur telle qu'au</text:span></text:p>
      <text:p text:style-name="P1"><text:span text:style-name="T3">moins 25 % des valeurs de la série statistique soient inférieures ou égales à </text:span><text:span text:style-name="T6">1 </text:span><text:span text:style-name="T4">Q </text:span><text:span text:style-name="T3">. Le troisième quartile </text:span><text:span text:style-name="T6">3 </text:span><text:span text:style-name="T4">Q </text:span><text:span text:style-name="T3">est la plus petite valeur telle qu'au moins 75 % des valeurs de la série statistique soient inférieures ou égales à </text:span><text:span text:style-name="T6">3 </text:span><text:span text:style-name="T4">Q </text:span><text:span text:style-name="T3">. On peut résumer tout ceci à l'aide du schéma :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1"><text:span text:style-name="T3"/></text:p>
      <text:p text:style-name="P2">Exemple1</text:p>
      <text:p text:style-name="P3">Notes rangées par ordre croissant :</text:p>
      <text:p text:style-name="P1"><text:span text:style-name="T3">25: 2 </text:span><text:span text:style-name="T7"></text:span><text:span text:style-name="T3">12,5 donc la médiane est la 13</text:span><text:span text:style-name="T8">ème </text:span><text:span text:style-name="T3">note (il y aura 12 notes avant et 12 notes après) : </text:span><text:span text:style-name="T4">M </text:span><text:span text:style-name="T7"> </text:span><text:span text:style-name="T3">9 .</text:span></text:p>
      <text:p text:style-name="P1"><text:span text:style-name="T3">25: 4 </text:span><text:span text:style-name="T7"> </text:span><text:span text:style-name="T3">6,25 donc le 1</text:span><text:span text:style-name="T8">er </text:span><text:span text:style-name="T3">quartile est la 7</text:span><text:span text:style-name="T8">ème </text:span><text:span text:style-name="T3">note : </text:span><text:span text:style-name="T6">1 </text:span><text:span text:style-name="T4">Q </text:span><text:span text:style-name="T7"> </text:span><text:span text:style-name="T3">8.</text:span></text:p>
      <text:p text:style-name="P3">25 3 18,75</text:p>
      <text:p text:style-name="P3">4</text:p>
      <text:p text:style-name="P1"><text:span text:style-name="T7">  </text:span><text:span text:style-name="T3">donc le 3</text:span><text:span text:style-name="T8">ème </text:span><text:span text:style-name="T3">quartile est la 19</text:span><text:span text:style-name="T8">ème </text:span><text:span text:style-name="T3">note : </text:span><text:span text:style-name="T6">3 </text:span><text:span text:style-name="T4">Q </text:span><text:span text:style-name="T7"></text:span><text:span text:style-name="T3">12</text:span></text:p>
      <text:p text:style-name="P4">7 – 7 – 7 – 8 – 8 – 8 – 8 – 8 – 8 – 9 – 9 – 9 – 9 – 9 – 10 – 11 – 11 – 12 – 12 – 12 – 13 – 13 – 14 – 14 – 15.</text:p>
      <text:p text:style-name="P4"/>
      <text:p text:style-name="P4"/>
      <text:p text:style-name="P2">Exemple 2</text:p>
      <text:p text:style-name="P2"/>
      <text:p text:style-name="P2"/>
      <text:p text:style-name="P3">Dans cet exemple, on parle de classe médiane : c'est [ 18 ; 19 [.</text:p>
      <text:p text:style-name="P3">L'étendue d'une série statistique est la différence entre la plus grande valeur et la plus petite valeur.</text:p>
      <text:p text:style-name="P3"/>
      <text:p text:style-name="P1"><text:span text:style-name="T5">Exemple 1 </text:span><text:span text:style-name="T3">: 15 </text:span><text:span text:style-name="T7"> </text:span><text:span text:style-name="T3">7 </text:span><text:span text:style-name="T7"> </text:span><text:span text:style-name="T3">8 . L'étendue est 8.</text:span></text:p>
      <text:p text:style-name="P1"><text:span text:style-name="T5">Exemple2 </text:span><text:span text:style-name="T3">: 22 </text:span><text:span text:style-name="T7"></text:span><text:span text:style-name="T3">16 </text:span><text:span text:style-name="T7"> </text:span><text:span text:style-name="T3">6 .L'étendue est 6 h.</text:span></text:p>
      <text:p text:style-name="P1"><text:span text:style-name="T3"/></text:p>
      <text:p text:style-name="P11">4) Représentations graphiques</text:p>
      <text:p text:style-name="P11"/>
      <text:p text:style-name="P11"/>
      <text:p text:style-name="P2">Exemple1</text:p>
      <text:p text:style-name="P2"/>
      <text:p text:style-name="P3">Représenter cette série statistique par un diagramme en bâtons :</text:p>
      <text:p text:style-name="P3">0 1</text:p>
      <text:p text:style-name="P3">1</text:p>
      <text:p text:style-name="P3">2</text:p>
      <text:p text:style-name="P3">2</text:p>
      <text:p text:style-name="P3">3</text:p>
      <text:p text:style-name="P3">3</text:p>
      <text:p text:style-name="P3">4</text:p>
      <text:p text:style-name="P3">4</text:p>
      <text:p text:style-name="P3">5</text:p>
      <text:p text:style-name="P3">6</text:p>
      <text:p text:style-name="P3">5 6</text:p>
      <text:p text:style-name="P3">7</text:p>
      <text:p text:style-name="P1"><text:span text:style-name="T3">7 8 9 10 11 12 13 14 15 16 </text:span><text:span text:style-name="T9">&gt;</text:span></text:p>
      <text:p text:style-name="P5">^</text:p>
      <text:p text:style-name="P3">notes</text:p>
      <text:p text:style-name="P3">effectif</text:p>
      <text:p text:style-name="P1"><text:span text:style-name="T6">1 </text:span><text:span text:style-name="T4">M Q </text:span><text:span text:style-name="T6">3 </text:span><text:span text:style-name="T3">Plus </text:span><text:span text:style-name="T4">Q</text:span></text:p>
      <text:p text:style-name="P3">petite</text:p>
      <text:p text:style-name="P3">valeur</text:p>
      <text:p text:style-name="P3">Plus</text:p>
      <text:p text:style-name="P3">grande</text:p>
      <text:p text:style-name="P3">valeur</text:p>
      <text:p text:style-name="P3">50 % des valeurs 50 % des valeurs</text:p>
      <text:p text:style-name="P3"><text:soft-page-break/>25 % des valeurs 50 % des valeurs 25 % des valeurs</text:p>
      <text:p text:style-name="P1"><text:span text:style-name="T4">M </text:span><text:span text:style-name="T3">: médiane</text:span></text:p>
      <text:p text:style-name="P1"><text:span text:style-name="T6">1 </text:span><text:span text:style-name="T4">Q </text:span><text:span text:style-name="T3">: 1</text:span><text:span text:style-name="T8">er </text:span><text:span text:style-name="T3">quartile</text:span></text:p>
      <text:p text:style-name="P1"><text:span text:style-name="T6">3 </text:span><text:span text:style-name="T4">Q </text:span><text:span text:style-name="T3">: 3</text:span><text:span text:style-name="T8">ème </text:span><text:span text:style-name="T3">quartile</text:span></text:p>
      <text:p text:style-name="P1"><text:span text:style-name="T1"/></text:p>
      <text:p text:style-name="P1"><text:span text:style-name="T1"/></text:p>
      <text:p text:style-name="P2">Exemple 2</text:p>
      <text:p text:style-name="P3">Représenter cette série statistique par un histogramme. Dans un histogramme, les aires des rectangles sont</text:p>
      <text:p text:style-name="P3">proportionnelles aux effectifs. Lorsque les classes ont la même longueur (ce qui est le cas ici), les</text:p>
      <text:p text:style-name="P3">hauteurs des rectangles sont proportionnelles aux effectifs :</text:p>
      <text:p text:style-name="P3">On peut aussi représenter cette série statistique par un diagramme circulaire : les angles sont</text:p>
      <text:p text:style-name="P3">proportionnels aux effectifs :</text:p>
      <text:p text:style-name="P3">nombre de</text:p>
      <text:p text:style-name="P3">véhicules 1100 2000 1600 900 450 350 6400</text:p>
      <text:p text:style-name="P3">Mesures</text:p>
      <text:p text:style-name="P3">d'angles 360</text:p>
      <text:p text:style-name="P9">0</text:p>
      <text:p text:style-name="P9">16 17 18 19 20 21 22</text:p>
      <text:p text:style-name="P9">200</text:p>
      <text:p text:style-name="P9">400</text:p>
      <text:p text:style-name="P9">600</text:p>
      <text:p text:style-name="P9">800</text:p>
      <text:p text:style-name="P9">1000</text:p>
      <text:p text:style-name="P9">1200</text:p>
      <text:p text:style-name="P9">1400</text:p>
      <text:p text:style-name="P9">1600</text:p>
      <text:p text:style-name="P9">1800</text:p>
      <text:p text:style-name="P9">2000</text:p>
      <text:p text:style-name="P6">&gt;</text:p>
      <text:p text:style-name="P7">^</text:p>
      <text:p text:style-name="P3">heures</text:p>
      <text:p text:style-name="P12"><text:span text:style-name="T10">Nombre de véhicul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MT" svg:font-family="SymbolMT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53S</meta:editing-duration>
    <meta:editing-cycles>3</meta:editing-cycles>
    <meta:generator>OpenOffice/4.1.1$Win32 OpenOffice.org_project/411m6$Build-9775</meta:generator>
    <dc:date>2016-01-28T23:36:52.62</dc:date>
    <meta:document-statistic meta:table-count="0" meta:image-count="0" meta:object-count="0" meta:page-count="4" meta:paragraph-count="140" meta:word-count="924" meta:character-count="3983"/>
    <meta:user-defined meta:name="Info 1"/>
    <meta:user-defined meta:name="Info 2"/>
    <meta:user-defined meta:name="Info 3"/>
    <meta:user-defined meta:name="Info 4"/>
  </office:meta>
</office:document-meta>
</file>